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ingbats" svg:font-family="Dingbats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Per_20_defecte">
      <style:paragraph-properties fo:text-align="start" style:justify-single-word="false" fo:orphans="2" fo:widows="2" style:writing-mode="lr-tb"/>
      <style:text-properties fo:language="en" fo:country="US" officeooo:rsid="0009c2bd" officeooo:paragraph-rsid="0009c2bd"/>
    </style:style>
    <style:style style:name="P2" style:family="paragraph" style:parent-style-name="Per_20_defecte">
      <style:paragraph-properties fo:text-align="start" style:justify-single-word="false" fo:orphans="2" fo:widows="2" style:writing-mode="lr-tb"/>
      <style:text-properties fo:language="en" fo:country="US" officeooo:paragraph-rsid="0009c2bd"/>
    </style:style>
    <style:style style:name="P3" style:family="paragraph" style:parent-style-name="Per_20_defecte">
      <style:paragraph-properties fo:text-align="start" style:justify-single-word="false" fo:orphans="2" fo:widows="2" style:writing-mode="lr-tb"/>
      <style:text-properties officeooo:paragraph-rsid="0009c2bd"/>
    </style:style>
    <style:style style:name="P4" style:family="paragraph" style:parent-style-name="Standard">
      <style:text-properties officeooo:rsid="0009c2bd" officeooo:paragraph-rsid="0009c2bd"/>
    </style:style>
    <style:style style:name="T1" style:family="text">
      <style:text-properties officeooo:rsid="0007cf4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9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/text:span>Creeu un procediment que mostri la descripció dels camps d'una taula passada com a paràmetre d'entrada. </text:p>
      <text:p text:style-name="Standard"/>
      <text:p text:style-name="Standard"><text:span text:style-name="T1">2 </text:span>Creeu un procediment que ens proporcioni el nom i cognom de cada empleat i al costat si cobra molt o poc en funció del seu sou. Si cobra més de 13000 al costat del nom sortirà MOLT si cobra menys sortirà POC i si cobra 13000 sortirà BASTANT.</text:p>
      <text:p text:style-name="Standard"/>
      <text:p text:style-name="Standard"><text:span text:style-name="T1">3 </text:span>Creeu un procediment que actualitzi tots els salaris dels empleats en un 10%</text:p>
      <text:p text:style-name="Standard"/>
      <text:p text:style-name="Standard"/>
      <text:p text:style-name="Standard"><text:span text:style-name="T1">4 </text:span>Creeu un procediment que agafi <text:s/>les dades de una taula passada com a paràmetre d'entrada i ens digui quants camps de tipus varchar conté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SOLUCIONS</text:p>
      <text:p text:style-name="P3"><text:span text:style-name="T2"/></text:p>
      <text:p text:style-name="P3"><text:span text:style-name="T2">EJ1</text:span></text:p>
      <text:p text:style-name="P2">CREATE PROCEDURE EJ1(IN TABLA VARCHAR(64)) </text:p>
      <text:p text:style-name="P2">BEGIN </text:p>
      <text:p text:style-name="P2"><text:s text:c="2"/>SET @A=CONCAT('DESC ',TABLA); </text:p>
      <text:p text:style-name="P2"><text:s text:c="2"/>PREPARE CAD FROM @A; <text:s/></text:p>
      <text:p text:style-name="P2"><text:s text:c="2"/>EXECUTE CAD; </text:p>
      <text:p text:style-name="P2">END//</text:p>
      <text:p text:style-name="P2"/>
      <text:p text:style-name="P2"/>
      <text:p text:style-name="P2">EJ2</text:p>
      <text:p text:style-name="P2">CREATE PROCEDURE EJ2() </text:p>
      <text:p text:style-name="P2">BEGIN </text:p>
      <text:p text:style-name="P2"><text:s/>DECLARE DONE INT DEFAULT 0;</text:p>
      <text:p text:style-name="P2"><text:s/>DECLARE A,B VARCHAR(64);</text:p>
      <text:p text:style-name="P2"><text:s/>DECLARE C FLOAT;</text:p>
      <text:p text:style-name="P2"><text:s/>DECLARE CUR1 CURSOR FOR SELECT FIRST_NAME,LAST_NAME,SALARY FROM <text:s text:c="6"/>EMPLOYEES;</text:p>
      <text:p text:style-name="P2"><text:s/>DECLARE CONTINUE HANDLER FOR SQLSTATE '02000' SET DONE=1;</text:p>
      <text:p text:style-name="P2"><text:s/>SET@POC='POC';</text:p>
      <text:p text:style-name="P2"><text:s/>SET @MOLT='MOLT';</text:p>
      <text:p text:style-name="P2"><text:s/>SET @BASTANT='BASTANT'; </text:p>
      <text:p text:style-name="P2"><text:s/>OPEN CUR1; </text:p>
      <text:p text:style-name="P2"><text:s/>WHILE NOT DONE DO</text:p>
      <text:p text:style-name="P2"><text:s text:c="4"/>FETCH CUR1 INTO A,B,C; </text:p>
      <text:p text:style-name="P2"><text:s text:c="4"/>IF NOT DONE THEN</text:p>
      <text:p text:style-name="P2"><text:s text:c="7"/>IF C&gt;13000 THEN</text:p>
      <text:p text:style-name="P2"><text:s text:c="10"/>SELECT A AS NOM,B AS COGNOM,C AS SOU,@MOLT AS COBRA; </text:p>
      <text:p text:style-name="P2"><text:s text:c="7"/>ELSEIF C&lt;13000 THEN </text:p>
      <text:p text:style-name="P2"><text:s text:c="9"/>SELECT A AS NOM,B AS COGNOM,C AS SOU,@POC AS COBRA; <text:s/></text:p>
      <text:p text:style-name="P2"><text:s text:c="6"/>ELSE </text:p>
      <text:p text:style-name="P2"><text:s text:c="9"/>SELECT A AS NOM,B AS COGNOM,C AS SOU,@BASTANT AS COBRA; </text:p>
      <text:p text:style-name="P2"><text:s text:c="6"/>END IF;</text:p>
      <text:p text:style-name="P2"><text:s text:c="2"/>END IF; </text:p>
      <text:p text:style-name="P2"><text:s/>END WHILE; </text:p>
      <text:p text:style-name="P2"><text:s/>CLOSE CUR1; </text:p>
      <text:p text:style-name="P2">END//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EJ3</text:p>
      <text:p text:style-name="P2">CREATE PROCEDURE EJ3() </text:p>
      <text:p text:style-name="P2"><text:soft-page-break/>BEGIN</text:p>
      <text:p text:style-name="P2"><text:s/>DECLARE DONE INT DEFAULT 0; </text:p>
      <text:p text:style-name="P2"><text:s/>DECLARE A,B FLOAT;</text:p>
      <text:p text:style-name="P2"><text:s/>DECLARE CUR1 CURSOR FOR SELECT EMPLOYEE_ID,SALARY FROM EMPLOYEES; <text:s text:c="5"/>DECLARE CONTINUE HANDLER FOR SQLSTATE '02000' SET DONE=1; </text:p>
      <text:p text:style-name="P2">OPEN CUR1;</text:p>
      <text:p text:style-name="P2">WHILE NOT DONE DO <text:s/></text:p>
      <text:p text:style-name="P2"><text:s text:c="5"/>IF NOT DONE THEN </text:p>
      <text:p text:style-name="P2"><text:s text:c="7"/>FETCH CUR1 INTO A,B;</text:p>
      <text:p text:style-name="P2"><text:s text:c="7"/>UPDATE EMPLOYEES SET SALARY=(B*1.10) WHERE EMPLOYEE_ID=A;</text:p>
      <text:p text:style-name="P2"><text:s text:c="5"/>END IF; </text:p>
      <text:p text:style-name="P2"><text:s/>END WHILE;</text:p>
      <text:p text:style-name="P2"><text:s/>CLOSE CUR1;</text:p>
      <text:p text:style-name="P2">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4</text:p>
      <text:p text:style-name="P2"/>
      <text:p text:style-name="P2">CREATE PROCEDURE EJ4(IN TABLA VARCHAR(64)) </text:p>
      <text:p text:style-name="P2">BEGIN </text:p>
      <text:p text:style-name="P2">DECLARE DONE INT DEFAULT 0; </text:p>
      <text:p text:style-name="P2">DECLARE A VARCHAR(64);</text:p>
      <text:p text:style-name="P2">DECLARE B INT DEFAULT 0; </text:p>
      <text:p text:style-name="P2">DECLARE CUR1 CURSOR FOR SELECT COLUMN_TYPE FROM information_schema.COLUMNS WHERE TABLE_NAME=TABLA; </text:p>
      <text:p text:style-name="P2">DECLARE CONTINUE HANDLER FOR SQLSTATE '02000' SET DONE=1; </text:p>
      <text:p text:style-name="P2">OPEN CUR1; </text:p>
      <text:p text:style-name="P2">WHILE NOT DONE DO </text:p>
      <text:p text:style-name="P2">IF NOT DONE THEN </text:p>
      <text:p text:style-name="P2">FETCH CUR1 INTO A; </text:p>
      <text:p text:style-name="P2">IF A LIKE 'VARCHAR%' THEN </text:p>
      <text:p text:style-name="P2">SET B=B+1; </text:p>
      <text:p text:style-name="P2">END IF; </text:p>
      <text:p text:style-name="P2">END IF; </text:p>
      <text:p text:style-name="P2">END WHILE; </text:p>
      <text:p text:style-name="P3"><text:span text:style-name="T2">SELECT </text:span><text:span text:style-name="T3">CONCAT(‘LA TAULA ‘,TABLA,’TE’,</text:span><text:span text:style-name="T2">B, <text:s/>'</text:span><text:span text:style-name="T3">CAMPS </text:span><text:span text:style-name="T2">VARCHAR'</text:span><text:span text:style-name="T3">)</text:span><text:span text:style-name="T2">; </text:span></text:p>
      <text:p text:style-name="P2">CLOSE CUR1; </text:p>
      <text:p text:style-name="P1">END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ingbats" svg:font-family="Dingbats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er_20_defecte" style:display-name="Per defecte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ca" fo:country="ES" style:letter-kerning="true" style:font-name-asian="Symbol" style:font-family-asian="Symbol" style:font-family-generic-asian="system" style:font-pitch-asian="variable" style:font-size-asian="12pt" style:language-asian="hi" style:country-asian="IN" style:font-name-complex="Dingbats" style:font-family-complex="Dingbats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titut March</meta:initial-creator>
    <meta:creation-date>2015-05-05T15:54:19</meta:creation-date>
    <dc:date>2020-04-14T18:57:40.839913987</dc:date>
    <meta:editing-duration>PT42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350" meta:character-count="2261" meta:non-whitespace-character-count="1815"/>
  </office:meta>
</office:document-meta>
</file>